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1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5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9.275cm" fo:min-width="23.9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7.005cm" fo:min-width="12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8.64cm" fo:min-width="12.83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5.465cm" fo:min-width="19.962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6.218cm" fo:min-width="23.63cm"/>
    </style:style>
    <style:style style:name="gr13" style:family="graphic" style:parent-style-name="standard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marker-start="Arrow" draw:marker-start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/>
      <style:text-properties fo:color="#000000" fo:font-size="12pt" fo:text-shadow="none" style:font-size-asian="12pt" style:font-size-complex="12pt"/>
    </style:style>
    <style:style style:name="P5" style:family="paragraph">
      <style:paragraph-properties fo:text-align="center"/>
      <style:text-properties fo:color="#000000"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9.525cm" svg:height="0.988cm" svg:x="16.733cm" svg:y="13.155cm">
          <text:p text:style-name="P1"><text:span text:style-name="T1">Редактирование формул</text:span></text:p>
        </draw:rect>
        <draw:rect draw:style-name="gr1" draw:text-style-name="P4" draw:layer="layout" svg:width="9.525cm" svg:height="3.457cm" svg:x="16.733cm" svg:y="14.143cm">
          <text:p text:style-name="P3"><text:span text:style-name="T2"/></text:p>
          <text:p text:style-name="P3"><text:span text:style-name="T2"><text:s/></text:span><text:span text:style-name="T2">+Добавление формулы</text:span><text:span text:style-name="T2"><text:line-break/></text:span><text:span text:style-name="T2"> +Удаление формулы</text:span><text:span text:style-name="T2"><text:line-break/></text:span><text:span text:style-name="T2"> +Создание формулы</text:span><text:span text:style-name="T2"><text:line-break/></text:span><text:span text:style-name="T2"> +Изменение формулы</text:span><text:span text:style-name="T2"><text:line-break/></text:span><text:span text:style-name="T2"> +Функции для работы с формулой</text:span></text:p>
          <text:p text:style-name="P3"><text:span text:style-name="T2"><text:s/></text:span><text:span text:style-name="T2">+Выполнение расчета</text:span></text:p>
        </draw:rect>
        <draw:rect draw:style-name="gr1" draw:text-style-name="P2" draw:layer="layout" svg:width="10.795cm" svg:height="1.27cm" svg:x="17.882cm" svg:y="20.14cm">
          <text:p text:style-name="P1"><text:span text:style-name="T1">Формулы</text:span></text:p>
        </draw:rect>
        <draw:rect draw:style-name="gr1" draw:text-style-name="P4" draw:layer="layout" svg:width="10.795cm" svg:height="3.175cm" svg:x="17.882cm" svg:y="22.045cm">
          <text:p text:style-name="P3"><text:span text:style-name="T2">Получить формулу по ее идентификатору</text:span></text:p>
          <text:p text:style-name="P3"><text:span text:style-name="T2">Проверить синтаксис</text:span></text:p>
          <text:p text:style-name="P3"><text:span text:style-name="T2">Получить все формулы</text:span></text:p>
          <text:p text:style-name="P3"><text:span text:style-name="T2">Запрос выполнения расчета</text:span></text:p>
        </draw:rect>
        <draw:rect draw:style-name="gr1" draw:text-style-name="P5" draw:layer="layout" svg:width="10.795cm" svg:height="0.635cm" svg:x="17.882cm" svg:y="21.41cm">
          <text:p text:style-name="P3"><text:span text:style-name="T2"/></text:p>
        </draw:rect>
        <draw:rect draw:style-name="gr1" draw:text-style-name="P2" draw:layer="layout" svg:width="10.795cm" svg:height="1.27cm" svg:x="26.4cm" svg:y="6.597cm">
          <text:p text:style-name="P1"><text:span text:style-name="T1">Выходные данные</text:span></text:p>
        </draw:rect>
        <draw:rect draw:style-name="gr1" draw:text-style-name="P4" draw:layer="layout" svg:width="10.795cm" svg:height="1.27cm" svg:x="26.4cm" svg:y="8.62cm">
          <text:p text:style-name="P3"><text:span text:style-name="T2">+Вывод исключений в файл или на экран.</text:span></text:p>
        </draw:rect>
        <draw:rect draw:style-name="gr1" draw:text-style-name="P5" draw:layer="layout" svg:width="10.795cm" svg:height="0.753cm" svg:x="26.4cm" svg:y="7.867cm">
          <text:p text:style-name="P3"><text:span text:style-name="T2"/></text:p>
        </draw:rect>
        <draw:rect draw:style-name="gr1" draw:text-style-name="P2" draw:layer="layout" svg:width="10.795cm" svg:height="1.27cm" svg:x="26.4cm" svg:y="2.27cm">
          <text:p text:style-name="P1"><text:span text:style-name="T1">Входные параметры</text:span></text:p>
        </draw:rect>
        <draw:rect draw:style-name="gr1" draw:text-style-name="P4" draw:layer="layout" svg:width="10.795cm" svg:height="1.27cm" svg:x="26.4cm" svg:y="4.175cm">
          <text:p text:style-name="P3"><text:span text:style-name="T2">Получить параметры</text:span></text:p>
        </draw:rect>
        <draw:rect draw:style-name="gr1" draw:text-style-name="P5" draw:layer="layout" svg:width="10.795cm" svg:height="0.635cm" svg:x="26.4cm" svg:y="3.54cm">
          <text:p text:style-name="P3"><text:span text:style-name="T2"/></text:p>
        </draw:rect>
        <draw:rect draw:style-name="gr1" draw:text-style-name="P2" draw:layer="layout" svg:width="11.43cm" svg:height="1.27cm" svg:x="1.635cm" svg:y="14.065cm">
          <text:p text:style-name="P1"><text:span text:style-name="T1">База данных</text:span></text:p>
        </draw:rect>
        <draw:rect draw:style-name="gr1" draw:text-style-name="P4" draw:layer="layout" svg:width="11.43cm" svg:height="3.175cm" svg:x="1.635cm" svg:y="16.24cm">
          <text:p text:style-name="P3"><text:span text:style-name="T2">Подключиться к БД</text:span></text:p>
          <text:p text:style-name="P3"><text:span text:style-name="T2">Закрыть подключение к БД</text:span></text:p>
          <text:p text:style-name="P3"><text:span text:style-name="T2">Выполнить запрос</text:span></text:p>
          <text:p text:style-name="P3"><text:span text:style-name="T2">Работа с данными</text:span></text:p>
          <text:p text:style-name="P3"><text:span text:style-name="T2">Првоерка доступа</text:span></text:p>
        </draw:rect>
        <draw:rect draw:style-name="gr1" draw:text-style-name="P5" draw:layer="layout" svg:width="11.43cm" svg:height="0.905cm" svg:x="1.635cm" svg:y="15.335cm">
          <text:p text:style-name="P3"><text:span text:style-name="T2"/></text:p>
        </draw:rect>
        <draw:rect draw:style-name="gr1" draw:text-style-name="P2" draw:layer="layout" svg:width="11.43cm" svg:height="1.27cm" svg:x="1.635cm" svg:y="3.175cm">
          <text:p text:style-name="P1"><text:span text:style-name="T1">Проверка синтаксиса</text:span></text:p>
        </draw:rect>
        <draw:rect draw:style-name="gr1" draw:text-style-name="P4" draw:layer="layout" svg:width="11.43cm" svg:height="1.905cm" svg:x="1.635cm" svg:y="5.327cm">
          <text:p text:style-name="P3"><text:span text:style-name="T2">Проверить порядок операций</text:span></text:p>
          <text:p text:style-name="P3"><text:span text:style-name="T2">Проверить переменной на существование</text:span></text:p>
        </draw:rect>
        <draw:rect draw:style-name="gr1" draw:text-style-name="P5" draw:layer="layout" svg:width="11.43cm" svg:height="0.882cm" svg:x="1.635cm" svg:y="4.445cm">
          <text:p text:style-name="P3"><text:span text:style-name="T2"/></text:p>
        </draw:rect>
        <draw:frame draw:style-name="gr2" draw:text-style-name="P6" draw:layer="layout" svg:width="2.741cm" svg:height="0.725cm" svg:x="28.042cm" svg:y="18.78cm">
          <draw:text-box>
            <text:p><text:span text:style-name="T3"><text:s/>“</text:span><text:span text:style-name="T3">Формулы”</text:span></text:p>
          </draw:text-box>
        </draw:frame>
        <draw:frame draw:style-name="gr3" draw:text-style-name="P6" draw:layer="layout" svg:width="10.662cm" svg:height="0.725cm" svg:x="7.483cm" svg:y="1cm">
          <draw:text-box>
            <text:p><text:span text:style-name="T3">Проверка формул</text:span></text:p>
          </draw:text-box>
        </draw:frame>
        <draw:frame draw:style-name="gr4" draw:text-style-name="P6" draw:layer="layout" svg:width="10.078cm" svg:height="0.725cm" svg:x="30.292cm" svg:y="0.91cm">
          <draw:text-box>
            <text:p><text:span text:style-name="T3">Входыне, выходные данные</text:span></text:p>
          </draw:text-box>
        </draw:frame>
        <draw:frame draw:style-name="gr5" draw:text-style-name="P6" draw:layer="layout" svg:width="7.762cm" svg:height="1.36cm" svg:x="21.955cm" svg:y="11.705cm">
          <draw:text-box>
            <text:p><text:span text:style-name="T3">“</text:span><text:span text:style-name="T3">Операции с формулами”</text:span></text:p>
          </draw:text-box>
        </draw:frame>
        <draw:rect draw:style-name="gr1" draw:text-style-name="P2" draw:layer="layout" svg:width="10.795cm" svg:height="1.27cm" svg:x="29.312cm" svg:y="20.14cm">
          <text:p text:style-name="P1"><text:span text:style-name="T1">Статьи расходов</text:span></text:p>
        </draw:rect>
        <draw:rect draw:style-name="gr1" draw:text-style-name="P4" draw:layer="layout" svg:width="10.795cm" svg:height="1.905cm" svg:x="29.312cm" svg:y="22.045cm">
          <text:p text:style-name="P3"><text:span text:style-name="T2">Получить статьи расходов</text:span></text:p>
          <text:p text:style-name="P3"><text:span text:style-name="T2">Добавить статью расхода</text:span></text:p>
          <text:p text:style-name="P3"><text:span text:style-name="T2">Получить статью расхода по</text:span></text:p>
          <text:p text:style-name="P3"><text:span text:style-name="T2"><text:s/></text:span><text:span text:style-name="T2">ее идентификатору</text:span></text:p>
        </draw:rect>
        <draw:rect draw:style-name="gr1" draw:text-style-name="P5" draw:layer="layout" svg:width="10.795cm" svg:height="0.635cm" svg:x="29.312cm" svg:y="21.41cm">
          <text:p text:style-name="P3"><text:span text:style-name="T2"/></text:p>
        </draw:rect>
        <draw:rect draw:style-name="gr1" draw:text-style-name="P2" draw:layer="layout" svg:width="10.795cm" svg:height="1.27cm" svg:x="29.312cm" svg:y="24.585cm">
          <text:p text:style-name="P1"><text:span text:style-name="T1">Материальные затраты</text:span></text:p>
        </draw:rect>
        <draw:rect draw:style-name="gr1" draw:text-style-name="P4" draw:layer="layout" svg:width="10.795cm" svg:height="1.905cm" svg:x="29.312cm" svg:y="26.49cm">
          <text:p text:style-name="P3"><text:span text:style-name="T2">Получить список материальных затрат</text:span></text:p>
          <text:p text:style-name="P3"><text:span text:style-name="T2">Поулчить материал по идентификатору</text:span></text:p>
        </draw:rect>
        <draw:rect draw:style-name="gr1" draw:text-style-name="P5" draw:layer="layout" svg:width="10.795cm" svg:height="0.635cm" svg:x="29.312cm" svg:y="25.855cm">
          <text:p/>
        </draw:rect>
        <draw:line draw:style-name="gr6" draw:text-style-name="P1" draw:layer="layout" svg:x1="34.655cm" svg:y1="24.495cm" svg:x2="34.655cm" svg:y2="23.86cm">
          <text:p/>
        </draw:line>
        <draw:line draw:style-name="gr6" draw:text-style-name="P1" draw:layer="layout" svg:x1="29.312cm" svg:y1="22.68cm" svg:x2="28.677cm" svg:y2="22.68cm">
          <text:p/>
        </draw:line>
        <draw:custom-shape draw:style-name="gr7" draw:text-style-name="P1" draw:layer="layout" svg:width="24.4cm" svg:height="9.525cm" svg:x="16.612cm" svg:y="19.5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2.7cm" svg:height="7.255cm" svg:x="1cm" svg:y="13.43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4.282cm" svg:height="0.962cm" svg:x="5.608cm" svg:y="12.43cm">
          <draw:text-box>
            <text:p>База данных</text:p>
          </draw:text-box>
        </draw:frame>
        <draw:custom-shape draw:style-name="gr10" draw:text-style-name="P1" draw:layer="layout" svg:width="13.335cm" svg:height="8.89cm" svg:x="25.765cm" svg:y="1.6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0.462cm" svg:height="5.715cm" svg:x="16.098cm" svg:y="12.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4.13cm" svg:height="6.468cm" svg:x="0.365cm" svg:y="2.152cm">
          <text:p/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8.89cm" svg:height="1.27cm" svg:x="14.335cm" svg:y="3.175cm">
          <text:p text:style-name="P1"><text:span text:style-name="T1">Обработчик исключений</text:span></text:p>
        </draw:rect>
        <draw:rect draw:style-name="gr1" draw:text-style-name="P4" draw:layer="layout" svg:width="8.89cm" svg:height="1.905cm" svg:x="14.335cm" svg:y="5.327cm">
          <text:p text:style-name="P3"><text:span text:style-name="T2">Перехватить исключение</text:span></text:p>
          <text:p text:style-name="P3"><text:span text:style-name="T2">Выдать исключение</text:span></text:p>
        </draw:rect>
        <draw:rect draw:style-name="gr1" draw:text-style-name="P5" draw:layer="layout" svg:width="8.89cm" svg:height="0.882cm" svg:x="14.335cm" svg:y="4.445cm">
          <text:p/>
        </draw:rect>
        <draw:line draw:style-name="gr13" draw:text-style-name="P1" draw:layer="layout" svg:x1="20.685cm" svg:y1="8.62cm" svg:x2="20.685cm" svg:y2="12.43cm">
          <text:p/>
        </draw:line>
        <draw:line draw:style-name="gr13" draw:text-style-name="P1" draw:layer="layout" svg:x1="13.7cm" svg:y1="20.05cm" svg:x2="16.875cm" svg:y2="20.05cm">
          <text:p/>
        </draw:line>
        <draw:line draw:style-name="gr14" draw:text-style-name="P1" draw:layer="layout" svg:x1="20.685cm" svg:y1="18.145cm" svg:x2="20.685cm" svg:y2="19.415cm">
          <text:p/>
        </draw:line>
        <draw:line draw:style-name="gr14" draw:text-style-name="P1" draw:layer="layout" svg:x1="28.305cm" svg:y1="10.525cm" svg:x2="28.305cm" svg:y2="12.43cm">
          <text:p/>
        </draw:line>
        <draw:rect draw:style-name="gr1" draw:text-style-name="P2" draw:layer="layout" svg:width="9.525cm" svg:height="0.988cm" svg:x="27.035cm" svg:y="13.065cm">
          <text:p text:style-name="P1"><text:span text:style-name="T1">Обаботчик входных, выходных данных</text:span></text:p>
        </draw:rect>
        <draw:rect draw:style-name="gr1" draw:text-style-name="P4" draw:layer="layout" svg:width="9.525cm" svg:height="2.822cm" svg:x="27.035cm" svg:y="14.053cm">
          <text:p text:style-name="P3"><text:span text:style-name="T2">Запрашивает входные данные</text:span></text:p>
          <text:p text:style-name="P3"><text:span text:style-name="T2">Форматирование данных для </text:span></text:p>
          <text:p text:style-name="P3"><text:span text:style-name="T2">вывода на кэарн</text:span></text:p>
          <text:p text:style-name="P3"><text:span text:style-name="T2">Выбор формата вывода данных</text:span></text:p>
        </draw:rect>
        <draw:line draw:style-name="gr14" draw:text-style-name="P1" draw:layer="layout" svg:x1="3.54cm" svg:y1="13.7cm" svg:x2="3.54cm" svg:y2="8.62cm">
          <text:p/>
        </draw:line>
        <draw:line draw:style-name="gr6" draw:text-style-name="P1" draw:layer="layout" svg:x1="27.035cm" svg:y1="14.97cm" svg:x2="26.4cm" svg:y2="14.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1:40:22.695000000</meta:creation-date>
    <dc:date>2014-12-28T23:20:06.429000000</dc:date>
    <meta:editing-duration>PT1H10M30S</meta:editing-duration>
    <meta:editing-cycles>18</meta:editing-cycles>
    <meta:generator>LibreOffice/4.3.5.2$Windows_x86 LibreOffice_project/3a87456aaa6a95c63eea1c1b3201acedf0751bd5</meta:generator>
    <meta:document-statistic meta:object-count="46"/>
  </office:meta>
</office:document-meta>
</file>